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ANTIDAD</text:p>
          </table:table-cell>
          <table:table-cell table:number-columns-repeated="2"/>
          <table:table-cell office:value-type="string" calcext:value-type="string">
            <text:p>PRESUPUESTADAS</text:p>
          </table:table-cell>
          <table:table-cell office:value-type="string" calcext:value-type="string">
            <text:p>TOTALES</text:p>
          </table:table-cell>
          <table:table-cell table:number-columns-repeated="2"/>
          <table:table-cell office:value-type="string" calcext:value-type="string">
            <text:p>PRECIO POR HORA</text:p>
          </table:table-cell>
        </table:table-row>
        <table:table-row table:style-name="ro2">
          <table:table-cell table:style-name="Default" office:value-type="string" calcext:value-type="string">
            <text:p>19/6/2014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SUM([.B2:.B70])" office:value-type="float" office:value="74.5" calcext:value-type="float">
            <text:p>74.5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H2]/[.F2]" office:value-type="float" office:value="87.248322147651" calcext:value-type="float">
            <text:p>87.2483221477</text:p>
          </table:table-cell>
        </table:table-row>
        <table:table-row table:style-name="ro2">
          <table:table-cell table:style-name="Default" office:value-type="string" calcext:value-type="string">
            <text:p>23/6/2014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4/6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/6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/6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2014-02-07" calcext:value-type="date">
            <text:p>02/07/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14-04-07" calcext:value-type="date">
            <text:p>04/07/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2014-08-07" calcext:value-type="date">
            <text:p>08/07/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2014-10-07" calcext:value-type="date">
            <text:p>10/07/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4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5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6/7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7/7/201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8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2/7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4/7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5/7/2014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/8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/8/20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/8/2014</text:p>
          </table:table-cell>
          <table:table-cell office:value-type="float" office:value="4.5" calcext:value-type="float">
            <text:p>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/8/20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9/8/201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14-02-09" calcext:value-type="date">
            <text:p>02/09/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5">
          <table:table-cell table:style-name="Default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18:02:14.418736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9-02T18:02:30.337496247</dc:date>
    <meta:editing-duration>PT32M51S</meta:editing-duration>
    <meta:editing-cycles>72</meta:editing-cycles>
    <meta:generator>LibreOffice/4.2.4.2$Linux_X86_64 LibreOffice_project/420m0$Build-2</meta:generator>
    <meta:document-statistic meta:table-count="3" meta:cell-count="57" meta:object-count="0"/>
  </office:meta>
</office:document-meta>
</file>